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fo:color="#8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Gear Voltage Calc Sheet</text:p>
          </table:table-cell>
          <table:table-cell table:style-name="ce1" table:number-columns-repeated="2"/>
          <table:table-cell table:style-name="ce5" table:number-columns-repeated="1021"/>
        </table:table-row>
        <table:table-row table:style-name="ro1" table:number-rows-repeated="2">
          <table:table-cell table:style-name="ce1" table:number-columns-repeated="3"/>
          <table:table-cell table:style-name="ce5" table:number-columns-repeated="1021"/>
        </table:table-row>
        <table:table-row table:style-name="ro1">
          <table:table-cell table:style-name="ce2" office:value-type="string" calcext:value-type="string">
            <text:p>Gear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Analog Valu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table:formula="of:=[.B5]*[.$B$19]" office:value-type="float" office:value="288.768" calcext:value-type="float">
            <text:p>288.768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formula="of:=[.B6]*[.$B$19]" office:value-type="float" office:value="368.64" calcext:value-type="float">
            <text:p>368.6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formula="of:=[.B7]*[.$B$19]"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table:formula="of:=[.B8]*[.$B$19]" office:value-type="float" office:value="655.36" calcext:value-type="float">
            <text:p>655.36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table:formula="of:=[.B9]*[.$B$19]" office:value-type="float" office:value="839.68" calcext:value-type="float">
            <text:p>839.68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formula="of:=[.B10]*[.$B$19]" office:value-type="float" office:value="921.6" calcext:value-type="float">
            <text:p>921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.9" calcext:value-type="float">
            <text:p>4.9</text:p>
          </table:table-cell>
          <table:table-cell table:formula="of:=[.B11]*[.$B$19]" office:value-type="float" office:value="1003.52" calcext:value-type="float">
            <text:p>1003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0.2" calcext:value-type="float">
            <text:p>0.2</text:p>
          </table:table-cell>
          <table:table-cell table:formula="of:=[.B12]*[.$B$19]" office:value-type="float" office:value="40.96" calcext:value-type="float">
            <text:p>40.96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/V</text:p>
          </table:table-cell>
          <table:table-cell table:formula="of:=1024/[.B18]" office:value-type="float" office:value="204.8" calcext:value-type="float">
            <text:p>204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ar Steps</text:p>
          </table:table-cell>
          <table:table-cell table:formula="of:=(4.5-0.6)/5" office:value-type="float" office:value="0.78" calcext:value-type="float">
            <text:p>0.7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Input</text:p>
          </table:table-cell>
          <table:table-cell table:style-name="ce4" office:value-type="float" office:value="0.6" calcext:value-type="float">
            <text:p>0.6</text:p>
          </table:table-cell>
          <table:table-cell table:style-name="ce3" office:value-type="string" calcext:value-type="string">
            <text:p>Value</text:p>
          </table:table-cell>
          <table:table-cell table:style-name="ce4" table:formula="of:=[.B23]*[.B19]" office:value-type="float" office:value="122.88" calcext:value-type="float">
            <text:p>122.88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Cramer</meta:initial-creator>
    <meta:creation-date>2014-10-25T21:30:19.164008057</meta:creation-date>
    <dc:date>2014-11-03T20:09:42.753354079</dc:date>
    <dc:creator>Matthias Cramer</dc:creator>
    <meta:editing-duration>P1DT6H37M40S</meta:editing-duration>
    <meta:editing-cycles>5</meta:editing-cycles>
    <meta:generator>LibreOffice/4.3.3.1.0$Linux_X86_64 LibreOffice_project/430m0$Build-1</meta:generator>
    <meta:document-statistic meta:table-count="1" meta:cell-count="38" meta:object-count="0"/>
  </office:meta>
</office:document-meta>
</file>